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2" style:family="paragraph" style:parent-style-name="Standard">
      <style:text-properties fo:font-size="20pt" officeooo:rsid="00081464" officeooo:paragraph-rsid="000cdabd" style:font-size-asian="20pt" style:font-size-complex="20pt"/>
    </style:style>
    <style:style style:name="P3" style:family="paragraph" style:parent-style-name="Standard">
      <style:text-properties fo:font-size="20pt" officeooo:rsid="000c0ea3" officeooo:paragraph-rsid="000c0ea3" style:font-size-asian="20pt" style:font-size-complex="20pt"/>
    </style:style>
    <style:style style:name="T1" style:family="text">
      <style:text-properties officeooo:rsid="000cdabd"/>
    </style:style>
    <style:style style:name="T2" style:family="text">
      <style:text-properties officeooo:rsid="000d8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sk&gt;&lt;sk&gt;<text:tab/><text:tab/><text:tab/>Neustart</text:p>
      <text:p text:style-name="P1"/>
      <text:p text:style-name="P1">&lt;ka&gt;&lt;ka&gt;<text:tab/><text:tab/><text:tab/>Chasermode</text:p>
      <text:p text:style-name="P1"/>
      <text:p text:style-name="P1">&lt;qrl?&gt;<text:tab/><text:tab/><text:tab/><text:tab/>Activatormode</text:p>
      <text:p text:style-name="P1"/>
      <text:p text:style-name="P1">&lt;as&gt;&lt;as&gt;<text:tab/><text:tab/><text:tab/>Trainingsmode keying</text:p>
      <text:p text:style-name="P1"/>
      <text:p text:style-name="P2">&lt;<text:span text:style-name="T1">bt</text:span>&gt;&lt;<text:span text:style-name="T1">bt</text:span>&gt;<text:tab/><text:tab/><text:tab/><text:span text:style-name="T1">Callsign </text:span>Training</text:p>
      <text:p text:style-name="P1"/>
      <text:p text:style-name="P1"/>
      <text:p text:style-name="P1"/>
      <text:p text:style-name="P1">Activator: CQ SOTA DE XY2ABC XY/KB023 K</text:p>
      <text:p text:style-name="P1"/>
      <text:p text:style-name="P1">Chaser <text:s text:c="2"/>: XY2DEF</text:p>
      <text:p text:style-name="P1"/>
      <text:p text:style-name="P1">Activator: XY2DEF GD 559 559 BK</text:p>
      <text:p text:style-name="P1"/>
      <text:p text:style-name="P1">Chaser <text:s text:c="2"/>: RR GD 559 559 REF XY/KB045 73 TU BK</text:p>
      <text:p text:style-name="P1"/>
      <text:p text:style-name="P1">Activator: 73 TU <text:span text:style-name="T2">EE</text:span></text:p>
      <text:p text:style-name="P1"/>
      <text:p text:style-name="P1">Chaser <text:s text:c="2"/>: XY2GHJ</text:p>
      <text:p text:style-name="P1"/>
      <text:p text:style-name="P1"/>
      <text:p text:style-name="P3">8980 <text:tab/>Callsigns</text:p>
      <text:p text:style-name="P3"/>
      <text:p text:style-name="P3">41415<text:tab/>Summi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0-26T19:37:07.134000000</dc:date>
    <meta:editing-duration>P1DT7H27M38S</meta:editing-duration>
    <meta:editing-cycles>4</meta:editing-cycles>
    <meta:generator>LibreOffice/7.3.2.2$Windows_X86_64 LibreOffice_project/49f2b1bff42cfccbd8f788c8dc32c1c309559be0</meta:generator>
    <meta:print-date>2023-10-26T19:15:07.902000000</meta:print-date>
    <meta:document-statistic meta:table-count="0" meta:image-count="0" meta:object-count="0" meta:page-count="1" meta:paragraph-count="13" meta:word-count="50" meta:character-count="319" meta:non-whitespace-character-count="264"/>
  </office:meta>
</office:document-meta>
</file>